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3-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MINISTRY TO THE SURVIVORS IN EGYPT (43:1-44:3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REMIAH'S MINISTRY TO THE SURVIVORS IN EGYPT (43:1-44:30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ople's sin (43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phet's sign (43:8-1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ophet's sermons (44:1-30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The prophet's sermons (44:1-30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First sermon (44:1-19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-title-Title-Slide" presentation:presentation-page-layout-name="Master1-PPL1" draw:id="Slide-259">
        <draw:frame draw:id="id89" presentation:style-name="a472" draw:name="Title 1" svg:x="1.38in" svg:y="0.83in" svg:width="10.3in" svg:height="4.42in" presentation:class="title" presentation:placeholder="false">
          <draw:text-box>
            <text:p text:style-name="a471" text:class-names="" text:cond-style-name=""><text:span text:style-name="a469" text:class-names=""><text:s text:c="1"/>First sermon (44:1-19)<text:s text:c="1"/></text:span><text:span text:style-name="a470" text:class-names=""/></text:p>
          </draw:text-box>
          <svg:title/>
          <svg:desc/>
        </draw:frame>
        <draw:frame draw:id="id90" presentation:style-name="a477" draw:name="Subtitle 2" svg:x="1.38in" svg:y="5.25in" svg:width="10.3in" svg:height="1.85in" presentation:class="subtitle" presentation:placeholder="false">
          <draw:text-box>
            <text:p text:style-name="a474" text:class-names="" text:cond-style-name=""><text:span text:style-name="a473" text:class-names=""><text:s text:c="1"/>The prophet's rebuke (44:1-14)<text:s text:c="1"/></text:span></text:p>
            <text:p text:style-name="a476" text:class-names="" text:cond-style-name=""><text:span text:style-name="a475" text:class-names=""/></text:p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prophet's rebuke (44:1-14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e reminds the people how God punishes Judah for sin (44:1-6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e warns them that God will judge them for worshiping the Egyptians' gods (44:7-14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First sermon (44:1-19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prophet's rebuke (44:1-14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people's twofold rejection (44:15-19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eople's twofold rejection (44:15-19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"We will not listen to your messages from the LORD!" (44:15-16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"We will burn incense to the Queen of Heaven and sacrifice to her just as much as we like" (44:17-19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First sermon (44:1-19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phet's rebuke (44:1-14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eople's twofold rejection (44:15-19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prophet's sermons (44:1-30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irst sermon (44:1-19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econd sermon (44:20-30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Second sermon (44:20-30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Remain in Egypt, and die (44:20-27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Return to Judah, and live (44:28-30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prophet's sermons (44:1-30)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First sermon (44:1-19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econd sermon (44:20-3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JEREMIAH'S MINISTRY TO THE SURVIVORS IN EGYPT (43:1-44:30)<text:s text:c="1"/></text:span><text:span text:style-name="a585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people's sin (43:1-7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rophet's sign (43:8-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phet's sermons (44:1-3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JEREMIAH 43-45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REMIAH'S MINISTRY TO THE SURVIVORS IN EGYPT (43:1-44:3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REMIAH'S MINISTRY TO BARUCH (45:1-5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REMIAH'S MINISTRY TO BARUCH (45:1-5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Baruch's complaint (45:1-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Baruch's comfort (45:4-5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JEREMIAH 43-45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JEREMIAH'S MINISTRY TO THE SURVIVORS IN EGYPT (43:1-44:30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JEREMIAH'S MINISTRY TO BARUCH (45:1-5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3-45 </dc:title>
    <meta:initial-creator>David STRICKLAND</meta:initial-creator>
    <dc:creator>David STRICKLAND</dc:creator>
    <meta:creation-date>2020-02-23T23:14:12Z</meta:creation-date>
    <dc:date>2020-02-23T23:14:12Z</dc:date>
    <meta:template xlink:href="BibleStudy" xlink:type="simple"/>
    <meta:editing-cycles>1</meta:editing-cycles>
    <meta:editing-duration>PT0S</meta:editing-duration>
    <meta:document-statistic meta:paragraph-count="44" meta:word-count="351"/>
  </office:meta>
</office:document-meta>
</file>